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officeooo:paragraph-rsid="0015b2b4"/>
    </style:style>
    <style:style style:name="P4" style:family="paragraph" style:parent-style-name="Standard">
      <style:paragraph-properties fo:line-height="200%" fo:text-align="center" style:justify-single-word="false"/>
      <style:text-properties officeooo:paragraph-rsid="0025bfdd"/>
    </style:style>
    <style:style style:name="P5"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6" style:family="paragraph" style:parent-style-name="Heading_20_1">
      <style:paragraph-properties fo:margin-top="0in" fo:margin-bottom="0in" loext:contextual-spacing="false" fo:line-height="200%" fo:text-align="center" style:justify-single-word="false"/>
      <style:text-properties officeooo:paragraph-rsid="003897bd"/>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be0da" officeooo:paragraph-rsid="004be0da" style:font-name-asian="Noto Serif CJK SC" style:font-size-asian="12pt" style:font-weight-asian="normal" style:font-name-complex="Times New Roman1" style:font-size-complex="12pt" style:font-weight-complex="normal"/>
    </style:style>
    <style:style style:name="P8" style:family="paragraph" style:parent-style-name="Standard">
      <style:paragraph-properties fo:line-height="200%" fo:text-align="start" style:justify-single-word="false"/>
      <style:text-properties officeooo:paragraph-rsid="004be0da"/>
    </style:style>
    <style:style style:name="P9" style:family="paragraph" style:parent-style-name="Standard">
      <style:paragraph-properties fo:line-height="200%" fo:text-align="start" style:justify-single-word="false"/>
      <style:text-properties officeooo:paragraph-rsid="004ee249"/>
    </style:style>
    <style:style style:name="P10" style:family="paragraph" style:parent-style-name="Standard">
      <style:paragraph-properties fo:line-height="200%" fo:text-align="center" style:justify-single-word="false"/>
      <style:text-properties officeooo:paragraph-rsid="004ed374"/>
    </style:style>
    <style:style style:name="P11" style:family="paragraph" style:parent-style-name="Standard">
      <style:paragraph-properties fo:line-height="100%" fo:text-align="start" style:justify-single-word="false"/>
      <style:text-properties officeooo:paragraph-rsid="00460eee"/>
    </style:style>
    <style:style style:name="P12" style:family="paragraph" style:parent-style-name="Standard">
      <style:paragraph-properties fo:line-height="100%" fo:text-align="start" style:justify-single-word="false"/>
      <style:text-properties officeooo:paragraph-rsid="004be0da"/>
    </style:style>
    <style:style style:name="P13" style:family="paragraph" style:parent-style-name="Standard">
      <style:paragraph-properties fo:line-height="100%" fo:text-align="start" style:justify-single-word="false" fo:break-before="page"/>
      <style:text-properties officeooo:paragraph-rsid="00460eee"/>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3f5e1" style:font-name-complex="Times New Roman1"/>
    </style:style>
    <style:style style:name="T6" style:family="text">
      <style:text-properties style:font-name="Times New Roman" officeooo:rsid="004cf2b5" style:font-name-complex="Times New Roman1"/>
    </style:style>
    <style:style style:name="T7" style:family="text">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font-style="normal" fo:font-weight="normal" officeooo:rsid="001b43b7"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style="normal" fo:font-weight="normal" officeooo:rsid="004cf2b5"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font-style="normal" fo:font-weight="normal" officeooo:rsid="004da8da"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font-style="normal" fo:font-weight="normal" officeooo:rsid="004be0da"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font-style="normal" fo:font-weight="normal" officeooo:rsid="004e0b9e"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font-style="normal" fo:font-weight="normal" officeooo:rsid="004ed374"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font-style="normal" fo:font-weight="normal" officeooo:rsid="004ee249"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font-weight="normal" officeooo:rsid="003897bd" style:font-name-asian="Noto Serif CJK SC" style:font-size-asian="12pt" style:font-weight-asian="normal" style:font-name-complex="Times New Roman1" style:font-size-complex="12pt" style:font-weight-complex="normal"/>
    </style:style>
    <style:style style:name="T16" style:family="text">
      <style:text-properties style:font-name="Times New Roman" fo:font-size="12pt" fo:font-weight="normal" officeooo:rsid="0048d436" style:font-name-asian="Noto Serif CJK SC"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4be0da" style:font-name-asian="Noto Serif CJK SC" style:font-size-asian="12pt" style:font-weight-asian="normal" style:font-name-complex="Times New Roman1" style:font-size-complex="12pt" style:font-weight-complex="normal"/>
    </style:style>
    <style:style style:name="T18" style:family="text">
      <style:text-properties style:font-name="Times New Roman" fo:font-size="12pt" fo:font-weight="normal" officeooo:rsid="004ed374" style:font-size-asian="12pt" style:font-weight-asian="normal" style:font-name-complex="Times New Roman1" style:font-size-complex="12pt" style:font-weight-complex="normal"/>
    </style:style>
    <style:style style:name="T19"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6" text:outline-level="1"><text:span text:style-name="T15">Practical R Activity </text:span><text:span text:style-name="T16">F</text:span><text:span text:style-name="T17">ive</text:span></text:h>
      <text:h text:style-name="P7" text:outline-level="1">Cluster Analysis</text:h>
      <text:p text:style-name="P2"/>
      <text:p text:style-name="P1">Michael Surdek</text:p>
      <text:p text:style-name="P1">Southern New Hampshire University</text:p>
      <text:p text:style-name="P5"><text:span text:style-name="T3">DAT</text:span><text:span text:style-name="T1"> 6</text:span><text:span text:style-name="T4">4</text:span><text:span text:style-name="T2">0</text:span><text:span text:style-name="T1">: </text:span><text:span text:style-name="T4">Predictive Analytics</text:span></text:p>
      <text:p text:style-name="P4"><text:span text:style-name="T3">Professor </text:span><text:span text:style-name="T4">Tom Woolman</text:span></text:p>
      <text:p text:style-name="P3"><text:span text:style-name="T6">Febru</text:span><text:span text:style-name="T4">ary </text:span><text:span text:style-name="T6">6</text:span><text:span text:style-name="T5">,</text:span><text:span text:style-name="T1"> 202</text:span><text:span text:style-name="T4">2</text:span></text:p>
      <text:p text:style-name="P13"><text:span text:style-name="T8">Cluster sizes:</text:span></text:p>
      <text:p text:style-name="P11"><text:span text:style-name="T8"/></text:p>
      <text:p text:style-name="P11"><text:span text:style-name="T8">[1] "36 34 55 35 63 18 36 13 35 29"</text:span></text:p>
      <text:p text:style-name="P11"><text:span text:style-name="T8"/></text:p>
      <text:p text:style-name="P11"><text:span text:style-name="T8">Data means:</text:span></text:p>
      <text:p text:style-name="P11"><text:span text:style-name="T8"/></text:p>
      <text:p text:style-name="P11"><text:span text:style-name="T8"><text:s text:c="6"/>MinTemp <text:s text:c="6"/>MaxTemp <text:s text:c="5"/>Rainfall <text:s text:c="2"/>Evaporation <text:s text:c="5"/>Sunshine </text:span></text:p>
      <text:p text:style-name="P11"><text:span text:style-name="T8"><text:s text:c="4"/>0.4832988 <text:s text:c="4"/>0.4610430 <text:s text:c="4"/>0.0357011 <text:s text:c="4"/>0.3204553 <text:s text:c="4"/>0.5827517 </text:span></text:p>
      <text:p text:style-name="P11"><text:span text:style-name="T8">WindGustSpeed <text:s/>WindSpeed9am <text:s/>WindSpeed3pm <text:s text:c="2"/>Humidity9am <text:s text:c="2"/>Humidity3pm </text:span></text:p>
      <text:p text:style-name="P11"><text:span text:style-name="T8"><text:s text:c="4"/>0.3177800 <text:s text:c="4"/>0.2357724 <text:s text:c="4"/>0.3464255 <text:s text:c="4"/>0.5694557 <text:s text:c="4"/>0.3789735 </text:span></text:p>
      <text:p text:style-name="P11"><text:span text:style-name="T8"><text:s text:c="2"/>Pressure9am <text:s text:c="2"/>Pressure3pm <text:s text:c="5"/>Cloud9am <text:s text:c="5"/>Cloud3pm <text:s text:c="6"/>Temp9am </text:span></text:p>
      <text:p text:style-name="P11"><text:span text:style-name="T8"><text:s text:c="4"/>0.5883201 <text:s text:c="4"/>0.5464860 <text:s text:c="4"/>0.4901130 <text:s text:c="4"/>0.5024718 <text:s text:c="4"/>0.5015732 </text:span></text:p>
      <text:p text:style-name="P11"><text:span text:style-name="T8"><text:s text:c="6"/>Temp3pm </text:span></text:p>
      <text:p text:style-name="P11"><text:span text:style-name="T8"><text:s text:c="4"/>0.4820228 </text:span></text:p>
      <text:p text:style-name="P11"><text:span text:style-name="T8"/></text:p>
      <text:p text:style-name="P11"><text:span text:style-name="T8">Cluster centers:</text:span></text:p>
      <text:p text:style-name="P11"><text:span text:style-name="T8"/></text:p>
      <text:p text:style-name="P11"><text:span text:style-name="T8"><text:s text:c="5"/>MinTemp <text:s text:c="2"/>MaxTemp <text:s text:c="3"/>Rainfall Evaporation <text:s/>Sunshine WindGustSpeed</text:span></text:p>
      <text:p text:style-name="P11"><text:span text:style-name="T8">1 <text:s/>0.7632528 0.5031521 0.112088219 <text:s text:c="2"/>0.4260621 0.1958742 <text:s text:c="4"/>0.3117647</text:span></text:p>
      <text:p text:style-name="P11"><text:span text:style-name="T8">2 <text:s/>0.6088909 0.5818732 0.042270174 <text:s text:c="2"/>0.3888408 0.6442474 <text:s text:c="4"/>0.2903114</text:span></text:p>
      <text:p text:style-name="P11"><text:span text:style-name="T8">3 <text:s/>0.2095073 0.2795616 0.003380539 <text:s text:c="2"/>0.1609626 0.6564171 <text:s text:c="4"/>0.2130481</text:span></text:p>
      <text:p text:style-name="P11"><text:span text:style-name="T8">4 <text:s/>0.5971647 0.6462006 0.017803302 <text:s text:c="2"/>0.4239496 0.6413866 <text:s text:c="4"/>0.3963025</text:span></text:p>
      <text:p text:style-name="P11"><text:span text:style-name="T8">5 <text:s/>0.3227917 0.2544186 0.018505225 <text:s text:c="2"/>0.1482260 0.3329832 <text:s text:c="4"/>0.2446312</text:span></text:p>
      <text:p text:style-name="P11"><text:span text:style-name="T8">6 <text:s/>0.4667091 0.2448779 0.167504188 <text:s text:c="2"/>0.2516340 0.4444444 <text:s text:c="4"/>0.5418301</text:span></text:p>
      <text:p text:style-name="P11"><text:span text:style-name="T8">7 <text:s/>0.4922604 0.5764381 0.009910664 <text:s text:c="2"/>0.3276144 0.8241422 <text:s text:c="4"/>0.2447712</text:span></text:p>
      <text:p text:style-name="P11"><text:span text:style-name="T8">8 <text:s/>0.6004110 0.6434806 0.009663703 <text:s text:c="2"/>0.5305430 0.8399321 <text:s text:c="4"/>0.4941176</text:span></text:p>
      <text:p text:style-name="P11"><text:span text:style-name="T8">9 <text:s/>0.7394766 0.8744681 0.013208902 <text:s text:c="2"/>0.5882353 0.8357143 <text:s text:c="4"/>0.3294118</text:span></text:p>
      <text:p text:style-name="P11"><text:span text:style-name="T8">10 0.3565412 0.2468819 0.042453648 <text:s text:c="2"/>0.2773834 0.6886410 <text:s text:c="4"/>0.4787018</text:span></text:p>
      <text:p text:style-name="P11"><text:span text:style-name="T8"><text:s text:c="3"/>WindSpeed9am WindSpeed3pm Humidity9am Humidity3pm Pressure9am Pressure3pm</text:span></text:p>
      <text:p text:style-name="P11"><text:span text:style-name="T8">1 <text:s text:c="4"/>0.2615176 <text:s text:c="3"/>0.2980769 <text:s text:c="2"/>0.6882716 <text:s text:c="2"/>0.6432396 <text:s text:c="2"/>0.4406888 <text:s text:c="2"/>0.4184982</text:span></text:p>
      <text:p text:style-name="P11"><text:span text:style-name="T8">2 <text:s text:c="4"/>0.1987088 <text:s text:c="3"/>0.2709276 <text:s text:c="2"/>0.5798319 <text:s text:c="2"/>0.3338058 <text:s text:c="2"/>0.5914616 <text:s text:c="2"/>0.5409664</text:span></text:p>
      <text:p text:style-name="P11"><text:span text:style-name="T8">3 <text:s text:c="4"/>0.1095344 <text:s text:c="3"/>0.3052448 <text:s text:c="2"/>0.6580087 <text:s text:c="2"/>0.3544359 <text:s text:c="2"/>0.7120594 <text:s text:c="2"/>0.6741259</text:span></text:p>
      <text:p text:style-name="P11"><text:span text:style-name="T8">4 <text:s text:c="4"/>0.1777003 <text:s text:c="3"/>0.3840659 <text:s text:c="2"/>0.4716553 <text:s text:c="2"/>0.2784854 <text:s text:c="2"/>0.5048834 <text:s text:c="2"/>0.4395604</text:span></text:p>
      <text:p text:style-name="P11"><text:span text:style-name="T8">5 <text:s text:c="4"/>0.1784746 <text:s text:c="3"/>0.3269231 <text:s text:c="2"/>0.7344419 <text:s text:c="2"/>0.5201759 <text:s text:c="2"/>0.7097506 <text:s text:c="2"/>0.6688470</text:span></text:p>
      <text:p text:style-name="P11"><text:span text:style-name="T8">6 <text:s text:c="4"/>0.6382114 <text:s text:c="3"/>0.5523504 <text:s text:c="2"/>0.6067019 <text:s text:c="2"/>0.5729585 <text:s text:c="2"/>0.3137755 <text:s text:c="2"/>0.2957875</text:span></text:p>
      <text:p text:style-name="P11"><text:span text:style-name="T8">7 <text:s text:c="4"/>0.1632791 <text:s text:c="3"/>0.2211538 <text:s text:c="2"/>0.5101411 <text:s text:c="2"/>0.2530120 <text:s text:c="2"/>0.6759495 <text:s text:c="2"/>0.6251526</text:span></text:p>
      <text:p text:style-name="P11"><text:span text:style-name="T8">8 <text:s text:c="4"/>0.4371482 <text:s text:c="3"/>0.6316568 <text:s text:c="2"/>0.1941392 <text:s text:c="2"/>0.1445783 <text:s text:c="2"/>0.4554553 <text:s text:c="2"/>0.4049028</text:span></text:p>
      <text:p text:style-name="P11"><text:span text:style-name="T8">9 <text:s text:c="4"/>0.1351916 <text:s text:c="3"/>0.2895604 <text:s text:c="2"/>0.4136054 <text:s text:c="2"/>0.1549053 <text:s text:c="2"/>0.5348397 <text:s text:c="2"/>0.4645212</text:span></text:p>
      <text:p text:style-name="P11"><text:span text:style-name="T8">10 <text:s text:c="3"/>0.5525652 <text:s text:c="3"/>0.5384615 <text:s text:c="2"/>0.4083196 <text:s text:c="2"/>0.3764022 <text:s text:c="2"/>0.5558586 <text:s text:c="2"/>0.5533346</text:span></text:p>
      <text:p text:style-name="P11"><text:span text:style-name="T8"><text:s text:c="4"/>Cloud9am <text:s/>Cloud3pm <text:s text:c="2"/>Temp9am <text:s text:c="2"/>Temp3pm</text:span></text:p>
      <text:p text:style-name="P11"><text:span text:style-name="T8">1 <text:s/>0.9479167 0.9027778 0.6841689 0.5071807</text:span></text:p>
      <text:p text:style-name="P11"><text:span text:style-name="T8">2 <text:s/>0.8198529 0.2830882 0.5949307 0.5970388</text:span></text:p>
      <text:p text:style-name="P11"><text:span text:style-name="T8">3 <text:s/>0.1681818 0.2818182 0.2481153 0.3205318</text:span></text:p>
      <text:p text:style-name="P11"><text:span text:style-name="T8">4 <text:s/>0.5321429 0.8571429 0.6707317 0.6486880</text:span></text:p>
      <text:p text:style-name="P11"><text:span text:style-name="T8">5 <text:s/>0.8333333 0.7559524 0.3065557 0.2873880</text:span></text:p>
      <text:p text:style-name="P11"><text:span text:style-name="T8">6 <text:s/>0.7361111 0.6597222 0.4460253 0.2518896</text:span></text:p>
      <text:p text:style-name="P11"><text:span text:style-name="T8">7 <text:s/>0.0937500 0.2708333 0.5473126 0.5960884</text:span></text:p>
      <text:p text:style-name="P11"><text:span text:style-name="T8">8 <text:s/>0.1250000 0.1153846 0.7373358 0.6674516</text:span></text:p>
      <text:p text:style-name="P11"><text:span text:style-name="T8">9 <text:s/>0.1464286 0.3035714 0.8166086 0.8790087</text:span></text:p>
      <text:p text:style-name="P11"><text:soft-page-break/><text:span text:style-name="T8">10 0.2672414 0.3060345 0.3574432 0.2828994</text:span></text:p>
      <text:p text:style-name="P11"><text:span text:style-name="T8"/></text:p>
      <text:p text:style-name="P11"><text:span text:style-name="T8">Within cluster sum of squares:</text:span></text:p>
      <text:p text:style-name="P11"><text:span text:style-name="T8"/></text:p>
      <text:p text:style-name="P11"><text:span text:style-name="T8"><text:s/>[1] 10.280849 10.086306 13.111859 13.324301 21.991469 <text:s/>9.613440 <text:s/>5.635658</text:span></text:p>
      <text:p text:style-name="P11"><text:span text:style-name="T8"><text:s/>[8] <text:s/>2.899149 <text:s/>8.842069 <text:s/>8.934628</text:span></text:p>
      <text:p text:style-name="P11"><text:span text:style-name="T8"/></text:p>
      <text:p text:style-name="P11"><text:span text:style-name="T8">Time taken: 0.00 secs</text:span></text:p>
      <text:p text:style-name="P11"><text:span text:style-name="T8"/></text:p>
      <text:p text:style-name="P11"><text:span text:style-name="T8">Rattle timestamp: 2022-02-05 12:16:41 michaelsurdek_snhu</text:span></text:p>
      <text:p text:style-name="P11"><text:span text:style-name="T8">======================================================================</text:span></text:p>
      <text:p text:style-name="P11"><text:span text:style-name="T8"/></text:p>
      <text:p text:style-name="P8"><text:span text:style-name="T8"><text:tab/></text:span><text:span text:style-name="T11">The output above is the result of applying a k-means clustering algorithm in rattle to model 10 clusters within the default weather data set. The cluster sizes shows the number of observations, out of the 366 total, that are contained in each cluster. The sizes range from 1</text:span><text:span text:style-name="T10">3</text:span><text:span text:style-name="T11"> to </text:span><text:span text:style-name="T10">63</text:span><text:span text:style-name="T11">, though most clusters contain </text:span><text:span text:style-name="T10">around 35</text:span><text:span text:style-name="T11"> observations. </text:span><text:span text:style-name="T9">The data means show the overall averages of each variable and the cluster centers show the averages of each variable for each cluster. For example, the overall average of the MinTemp variable is 0.</text:span><text:span text:style-name="T10">48</text:span><text:span text:style-name="T9">. The average of MinTemp is 0.7</text:span><text:span text:style-name="T10">6</text:span><text:span text:style-name="T9"> in cluster 1, 0.</text:span><text:span text:style-name="T10">61</text:span><text:span text:style-name="T9"> in cluster 2, and so on.</text:span></text:p>
      <text:p text:style-name="P8"><text:span text:style-name="T9"><text:tab/>Finally, the within cluster sum of squares is “a simple measure of the quality of the model...the sum of the squares of the differences between the observations within each of the ten clusters.” (Williams, 2011) In this example, the within cluster sum of squares ranges from 2.</text:span><text:span text:style-name="T10">90</text:span><text:span text:style-name="T9"> to </text:span><text:span text:style-name="T10">21</text:span><text:span text:style-name="T9">.</text:span><text:span text:style-name="T10">99</text:span><text:span text:style-name="T9">. In section 9.4 of the textbook, </text:span><text:span text:style-name="T10">which also uses the weather data set,</text:span><text:span text:style-name="T9"> this measure ranges from 5469 to 14460. </text:span><text:span text:style-name="T10">T</text:span><text:span text:style-name="T9">he</text:span><text:span text:style-name="T10">se</text:span><text:span text:style-name="T9"> are </text:span><text:span text:style-name="T10">quite </text:span><text:span text:style-name="T9">different </text:span><text:span text:style-name="T10">because</text:span><text:span text:style-name="T9"> the weather data </text:span><text:span text:style-name="T10">in my model </text:span><text:span text:style-name="T9">is normalized to values between 0 and 1. </text:span><text:span text:style-name="T10">For this reason, the within cluster sum of squares may not be useful on its own. However, if a similar approach is used and a different number of clusters is chosen, the within cluster sum of squares can be used to identify the optimal number of clusters. Here is the ouput of the same k-menas clustering algorithm for both 3 and </text:span><text:span text:style-name="T12">8</text:span><text:span text:style-name="T10"> clusters.</text:span></text:p>
      <text:p text:style-name="P8"><text:span text:style-name="T10"/></text:p>
      <text:p text:style-name="P8"><text:span text:style-name="T10"/></text:p>
      <text:p text:style-name="P8"><text:span text:style-name="T10"/></text:p>
      <text:p text:style-name="P12"><text:soft-page-break/><text:span text:style-name="T10">Cluster sizes:</text:span></text:p>
      <text:p text:style-name="P12"><text:span text:style-name="T10"/></text:p>
      <text:p text:style-name="P12"><text:span text:style-name="T10">[1] "131 110 113"</text:span></text:p>
      <text:p text:style-name="P12"><text:span text:style-name="T10"/></text:p>
      <text:p text:style-name="P12"><text:span text:style-name="T10">Data means:</text:span></text:p>
      <text:p text:style-name="P12"><text:span text:style-name="T10"/></text:p>
      <text:p text:style-name="P12"><text:span text:style-name="T10"><text:s text:c="6"/>MinTemp <text:s text:c="6"/>MaxTemp <text:s text:c="5"/>Rainfall <text:s text:c="2"/>Evaporation <text:s text:c="5"/>Sunshine </text:span></text:p>
      <text:p text:style-name="P12"><text:span text:style-name="T10"><text:s text:c="4"/>0.4832988 <text:s text:c="4"/>0.4610430 <text:s text:c="4"/>0.0357011 <text:s text:c="4"/>0.3204553 <text:s text:c="4"/>0.5827517 </text:span></text:p>
      <text:p text:style-name="P12"><text:span text:style-name="T10">WindGustSpeed <text:s/>WindSpeed9am <text:s/>WindSpeed3pm <text:s text:c="2"/>Humidity9am <text:s text:c="2"/>Humidity3pm </text:span></text:p>
      <text:p text:style-name="P12"><text:span text:style-name="T10"><text:s text:c="4"/>0.3177800 <text:s text:c="4"/>0.2357724 <text:s text:c="4"/>0.3464255 <text:s text:c="4"/>0.5694557 <text:s text:c="4"/>0.3789735 </text:span></text:p>
      <text:p text:style-name="P12"><text:span text:style-name="T10"><text:s text:c="2"/>Pressure9am <text:s text:c="2"/>Pressure3pm <text:s text:c="5"/>Cloud9am <text:s text:c="5"/>Cloud3pm <text:s text:c="6"/>Temp9am </text:span></text:p>
      <text:p text:style-name="P12"><text:span text:style-name="T10"><text:s text:c="4"/>0.5883201 <text:s text:c="4"/>0.5464860 <text:s text:c="4"/>0.4901130 <text:s text:c="4"/>0.5024718 <text:s text:c="4"/>0.5015732 </text:span></text:p>
      <text:p text:style-name="P12"><text:span text:style-name="T10"><text:s text:c="6"/>Temp3pm </text:span></text:p>
      <text:p text:style-name="P12"><text:span text:style-name="T10"><text:s text:c="4"/>0.4820228 </text:span></text:p>
      <text:p text:style-name="P12"><text:span text:style-name="T10"/></text:p>
      <text:p text:style-name="P12"><text:span text:style-name="T10">Cluster centers:</text:span></text:p>
      <text:p text:style-name="P12"><text:span text:style-name="T10"/></text:p>
      <text:p text:style-name="P12"><text:span text:style-name="T10"><text:s text:c="4"/>MinTemp <text:s text:c="2"/>MaxTemp <text:s text:c="2"/>Rainfall Evaporation <text:s/>Sunshine WindGustSpeed</text:span></text:p>
      <text:p text:style-name="P12"><text:span text:style-name="T10">1 0.5100810 0.3727465 0.06996816 <text:s text:c="2"/>0.2760440 0.3335204 <text:s text:c="4"/>0.3120790</text:span></text:p>
      <text:p text:style-name="P12"><text:span text:style-name="T10">2 0.6626301 0.7311090 0.01667428 <text:s text:c="2"/>0.4891711 0.7905080 <text:s text:c="4"/>0.3588235</text:span></text:p>
      <text:p text:style-name="P12"><text:span text:style-name="T10">3 0.2776802 0.3005084 0.01449727 <text:s text:c="2"/>0.2077043 0.6694430 <text:s text:c="4"/>0.2844352</text:span></text:p>
      <text:p text:style-name="P12"><text:span text:style-name="T10"><text:s text:c="2"/>WindSpeed9am WindSpeed3pm Humidity9am Humidity3pm Pressure9am Pressure3pm</text:span></text:p>
      <text:p text:style-name="P12"><text:span text:style-name="T10">1 <text:s text:c="3"/>0.2641966 <text:s text:c="3"/>0.3487962 <text:s text:c="2"/>0.6692112 <text:s text:c="2"/>0.5309482 <text:s text:c="2"/>0.5620424 <text:s text:c="2"/>0.5271160</text:span></text:p>
      <text:p text:style-name="P12"><text:span text:style-name="T10">2 <text:s text:c="3"/>0.2037694 <text:s text:c="3"/>0.3368881 <text:s text:c="2"/>0.4341991 <text:s text:c="2"/>0.2279299 <text:s text:c="2"/>0.5288033 <text:s text:c="2"/>0.4670330</text:span></text:p>
      <text:p text:style-name="P12"><text:span text:style-name="T10">3 <text:s text:c="3"/>0.2339737 <text:s text:c="3"/>0.3529612 <text:s text:c="2"/>0.5854755 <text:s text:c="2"/>0.3498241 <text:s text:c="2"/>0.6767202 <text:s text:c="2"/>0.6462851</text:span></text:p>
      <text:p text:style-name="P12"><text:span text:style-name="T10"><text:s text:c="3"/>Cloud9am <text:s/>Cloud3pm <text:s text:c="2"/>Temp9am <text:s text:c="2"/>Temp3pm</text:span></text:p>
      <text:p text:style-name="P12"><text:span text:style-name="T10">1 0.8625954 0.7757634 0.4784646 0.3912863</text:span></text:p>
      <text:p text:style-name="P12"><text:span text:style-name="T10">2 0.3034091 0.3829545 0.7266814 0.7371367</text:span></text:p>
      <text:p text:style-name="P12"><text:span text:style-name="T10">3 0.2400442 0.3019912 0.3092309 0.3388718</text:span></text:p>
      <text:p text:style-name="P12"><text:span text:style-name="T10"/></text:p>
      <text:p text:style-name="P12"><text:span text:style-name="T10">Within cluster sum of squares:</text:span></text:p>
      <text:p text:style-name="P12"><text:span text:style-name="T10"/></text:p>
      <text:p text:style-name="P12"><text:span text:style-name="T10">[1] 74.08645 51.14275 44.48399</text:span></text:p>
      <text:p text:style-name="P12"><text:span text:style-name="T10"/></text:p>
      <text:p text:style-name="P12"><text:span text:style-name="T10">Time taken: 0.00 secs</text:span></text:p>
      <text:p text:style-name="P12"><text:span text:style-name="T10"/></text:p>
      <text:p text:style-name="P12"><text:span text:style-name="T10">Rattle timestamp: 2022-02-05 12:18:39 michaelsurdek_snhu</text:span></text:p>
      <text:p text:style-name="P12"><text:span text:style-name="T10">======================================================================</text:span></text:p>
      <text:p text:style-name="P12"><text:span text:style-name="T10">Cluster sizes:</text:span></text:p>
      <text:p text:style-name="P12"><text:span text:style-name="T10"/></text:p>
      <text:p text:style-name="P12"><text:span text:style-name="T10">[1] "42 40 62 37 62 33 40 38"</text:span></text:p>
      <text:p text:style-name="P12"><text:span text:style-name="T10"/></text:p>
      <text:p text:style-name="P12"><text:span text:style-name="T10">Data means:</text:span></text:p>
      <text:p text:style-name="P12"><text:span text:style-name="T10"/></text:p>
      <text:p text:style-name="P12"><text:span text:style-name="T10"><text:s text:c="6"/>MinTemp <text:s text:c="6"/>MaxTemp <text:s text:c="5"/>Rainfall <text:s text:c="2"/>Evaporation <text:s text:c="5"/>Sunshine </text:span></text:p>
      <text:p text:style-name="P12"><text:span text:style-name="T10"><text:s text:c="4"/>0.4832988 <text:s text:c="4"/>0.4610430 <text:s text:c="4"/>0.0357011 <text:s text:c="4"/>0.3204553 <text:s text:c="4"/>0.5827517 </text:span></text:p>
      <text:p text:style-name="P12"><text:span text:style-name="T10">WindGustSpeed <text:s/>WindSpeed9am <text:s/>WindSpeed3pm <text:s text:c="2"/>Humidity9am <text:s text:c="2"/>Humidity3pm </text:span></text:p>
      <text:p text:style-name="P12"><text:span text:style-name="T10"><text:s text:c="4"/>0.3177800 <text:s text:c="4"/>0.2357724 <text:s text:c="4"/>0.3464255 <text:s text:c="4"/>0.5694557 <text:s text:c="4"/>0.3789735 </text:span></text:p>
      <text:p text:style-name="P12"><text:span text:style-name="T10"><text:s text:c="2"/>Pressure9am <text:s text:c="2"/>Pressure3pm <text:s text:c="5"/>Cloud9am <text:s text:c="5"/>Cloud3pm <text:s text:c="6"/>Temp9am </text:span></text:p>
      <text:p text:style-name="P12"><text:soft-page-break/><text:span text:style-name="T10"><text:s text:c="4"/>0.5883201 <text:s text:c="4"/>0.5464860 <text:s text:c="4"/>0.4901130 <text:s text:c="4"/>0.5024718 <text:s text:c="4"/>0.5015732 </text:span></text:p>
      <text:p text:style-name="P12"><text:span text:style-name="T10"><text:s text:c="6"/>Temp3pm </text:span></text:p>
      <text:p text:style-name="P12"><text:span text:style-name="T10"><text:s text:c="4"/>0.4820228 </text:span></text:p>
      <text:p text:style-name="P12"><text:span text:style-name="T10"/></text:p>
      <text:p text:style-name="P12"><text:span text:style-name="T10">Cluster centers:</text:span></text:p>
      <text:p text:style-name="P12"><text:span text:style-name="T10"/></text:p>
      <text:p text:style-name="P12"><text:span text:style-name="T10"><text:s text:c="4"/>MinTemp <text:s text:c="2"/>MaxTemp <text:s text:c="3"/>Rainfall Evaporation <text:s/>Sunshine WindGustSpeed</text:span></text:p>
      <text:p text:style-name="P12"><text:span text:style-name="T10">1 0.7368230 0.4827761 0.106245513 <text:s text:c="2"/>0.4051120 0.2092087 <text:s text:c="4"/>0.3507003</text:span></text:p>
      <text:p text:style-name="P12"><text:span text:style-name="T10">2 0.5885496 0.5498227 0.048366834 <text:s text:c="2"/>0.3606618 0.6193015 <text:s text:c="4"/>0.2770588</text:span></text:p>
      <text:p text:style-name="P12"><text:span text:style-name="T10">3 0.2200813 0.2879776 0.005592479 <text:s text:c="2"/>0.1714896 0.6643738 <text:s text:c="4"/>0.2166983</text:span></text:p>
      <text:p text:style-name="P12"><text:span text:style-name="T10">4 0.5934599 0.6473069 0.016976776 <text:s text:c="2"/>0.4220986 0.6532194 <text:s text:c="4"/>0.3869634</text:span></text:p>
      <text:p text:style-name="P12"><text:span text:style-name="T10">5 0.3125462 0.2393045 0.020424704 <text:s text:c="2"/>0.1465844 0.3328985 <text:s text:c="4"/>0.2645161</text:span></text:p>
      <text:p text:style-name="P12"><text:span text:style-name="T10">6 0.3931298 0.2385558 0.096695599 <text:s text:c="2"/>0.2892157 0.6488414 <text:s text:c="4"/>0.5222816</text:span></text:p>
      <text:p text:style-name="P12"><text:span text:style-name="T10">7 0.5452290 0.6250000 0.014698492 <text:s text:c="2"/>0.3650735 0.8248162 <text:s text:c="4"/>0.2502941</text:span></text:p>
      <text:p text:style-name="P12"><text:span text:style-name="T10">8 0.7062073 0.8269877 0.005818567 <text:s text:c="2"/>0.5924923 0.8508127 <text:s text:c="4"/>0.4021672</text:span></text:p>
      <text:p text:style-name="P12"><text:span text:style-name="T10"><text:s text:c="2"/>WindSpeed9am WindSpeed3pm Humidity9am Humidity3pm Pressure9am Pressure3pm</text:span></text:p>
      <text:p text:style-name="P12"><text:span text:style-name="T10">1 <text:s text:c="3"/>0.3095238 <text:s text:c="3"/>0.3360806 <text:s text:c="2"/>0.6780045 <text:s text:c="2"/>0.6500287 <text:s text:c="2"/>0.4145408 <text:s text:c="2"/>0.3885400</text:span></text:p>
      <text:p text:style-name="P12"><text:span text:style-name="T10">2 <text:s text:c="3"/>0.2042683 <text:s text:c="3"/>0.2586538 <text:s text:c="2"/>0.5884921 <text:s text:c="2"/>0.3487952 <text:s text:c="2"/>0.6070153 <text:s text:c="2"/>0.5617445</text:span></text:p>
      <text:p text:style-name="P12"><text:span text:style-name="T10">3 <text:s text:c="3"/>0.1254917 <text:s text:c="3"/>0.3076923 <text:s text:c="2"/>0.6438812 <text:s text:c="2"/>0.3476487 <text:s text:c="2"/>0.7086076 <text:s text:c="2"/>0.6723236</text:span></text:p>
      <text:p text:style-name="P12"><text:span text:style-name="T10">4 <text:s text:c="3"/>0.1845748 <text:s text:c="3"/>0.3778586 <text:s text:c="2"/>0.4688975 <text:s text:c="2"/>0.2686421 <text:s text:c="2"/>0.5164782 <text:s text:c="2"/>0.4505495</text:span></text:p>
      <text:p text:style-name="P12"><text:span text:style-name="T10">5 <text:s text:c="3"/>0.2022030 <text:s text:c="3"/>0.3551489 <text:s text:c="2"/>0.7383513 <text:s text:c="2"/>0.5332297 <text:s text:c="2"/>0.6874589 <text:s text:c="2"/>0.6468008</text:span></text:p>
      <text:p text:style-name="P12"><text:span text:style-name="T10">6 <text:s text:c="3"/>0.6001478 <text:s text:c="3"/>0.5629371 <text:s text:c="2"/>0.4444444 <text:s text:c="2"/>0.4041621 <text:s text:c="2"/>0.4847712 <text:s text:c="2"/>0.4860972</text:span></text:p>
      <text:p text:style-name="P12"><text:span text:style-name="T10">7 <text:s text:c="3"/>0.1573171 <text:s text:c="3"/>0.2326923 <text:s text:c="2"/>0.5063492 <text:s text:c="2"/>0.2515060 <text:s text:c="2"/>0.6623087 <text:s text:c="2"/>0.6045330</text:span></text:p>
      <text:p text:style-name="P12"><text:span text:style-name="T10">8 <text:s text:c="3"/>0.2381258 <text:s text:c="3"/>0.4003036 <text:s text:c="2"/>0.3053467 <text:s text:c="2"/>0.1303107 <text:s text:c="2"/>0.4846939 <text:s text:c="2"/>0.4207634</text:span></text:p>
      <text:p text:style-name="P12"><text:span text:style-name="T10"><text:s text:c="3"/>Cloud9am <text:s/>Cloud3pm <text:s text:c="2"/>Temp9am <text:s text:c="2"/>Temp3pm</text:span></text:p>
      <text:p text:style-name="P12"><text:span text:style-name="T10">1 0.9404762 0.8839286 0.6721835 0.4777292</text:span></text:p>
      <text:p text:style-name="P12"><text:span text:style-name="T10">2 0.8093750 0.2968750 0.5745935 0.5671769</text:span></text:p>
      <text:p text:style-name="P12"><text:span text:style-name="T10">3 0.1612903 0.2721774 0.2616706 0.3293834</text:span></text:p>
      <text:p text:style-name="P12"><text:span text:style-name="T10">4 0.5000000 0.8378378 0.6704021 0.6564626</text:span></text:p>
      <text:p text:style-name="P12"><text:span text:style-name="T10">5 0.8407258 0.7923387 0.2951744 0.2713957</text:span></text:p>
      <text:p text:style-name="P12"><text:span text:style-name="T10">6 0.3522727 0.3560606 0.3706578 0.2703566</text:span></text:p>
      <text:p text:style-name="P12"><text:span text:style-name="T10">7 0.1031250 0.2906250 0.5963415 0.6413265</text:span></text:p>
      <text:p text:style-name="P12"><text:span text:style-name="T10">8 0.1381579 0.2236842 0.8138639 0.8361081</text:span></text:p>
      <text:p text:style-name="P12"><text:span text:style-name="T10"/></text:p>
      <text:p text:style-name="P12"><text:span text:style-name="T10">Within cluster sum of squares:</text:span></text:p>
      <text:p text:style-name="P12"><text:span text:style-name="T10"/></text:p>
      <text:p text:style-name="P12"><text:span text:style-name="T10">[1] 15.628025 12.834679 15.006863 13.892868 22.536090 13.919213 <text:s/>7.246511</text:span></text:p>
      <text:p text:style-name="P12"><text:span text:style-name="T10">[8] 12.599975</text:span></text:p>
      <text:p text:style-name="P12"><text:span text:style-name="T10"/></text:p>
      <text:p text:style-name="P12"><text:span text:style-name="T10">Time taken: 0.00 secs</text:span></text:p>
      <text:p text:style-name="P12"><text:span text:style-name="T10"/></text:p>
      <text:p text:style-name="P12"><text:span text:style-name="T10">Rattle timestamp: 2022-02-05 12:23:04 michaelsurdek_snhu</text:span></text:p>
      <text:p text:style-name="P8"><text:span text:style-name="T10">======================================================================</text:span></text:p>
      <text:p text:style-name="P8"><text:span text:style-name="T10"><text:tab/></text:span><text:span text:style-name="T12">With a smaller number of clusters such as 3, the cluster sizes are larger and more distinct from the others, but the the within cluster sum of squares rose to between 44 and 74. The sum of the 3 values is 169.5, which is much larger than the sum of the 10 clusters which was about 105. There was a </text:span><text:soft-page-break/><text:span text:style-name="T12">similar result when trying 4, 5, and 6 clusters. However, with 8 clusters, they are still more distinct than 10 clusters, and the within cluster sum of squares values are about the same, ranging from 7.25 to 22.54. The total is 113. Based on these results, the optimal number of clusters is between 8 and 10. </text:span><text:span text:style-name="T13">There are multiple ways to determine the optimal number, but generally it is the number where the total within cluster sum of squares has the largest drop. (Yunus, 2019) Additional statistics for model evaluation can be obtained from the cluster.stats() function from the fpc package. These include median distance, separation, and total within cluster sum of squares. Here is the general cluster statistics output for the 8 cluster model.</text:span></text:p>
      <text:p text:style-name="P8"><text:span text:style-name="T13">======================================================================</text:span></text:p>
      <text:p text:style-name="P12"><text:span text:style-name="T13">General cluster statistics:</text:span></text:p>
      <text:p text:style-name="P12"><text:span text:style-name="T13"/></text:p>
      <text:p text:style-name="P12"><text:span text:style-name="T13">$n</text:span></text:p>
      <text:p text:style-name="P12"><text:span text:style-name="T13">[1] 354</text:span></text:p>
      <text:p text:style-name="P12"><text:span text:style-name="T13"/></text:p>
      <text:p text:style-name="P12"><text:span text:style-name="T13">$cluster.number</text:span></text:p>
      <text:p text:style-name="P12"><text:span text:style-name="T13">[1] 8</text:span></text:p>
      <text:p text:style-name="P12"><text:span text:style-name="T13"/></text:p>
      <text:p text:style-name="P12"><text:span text:style-name="T13">$cluster.size</text:span></text:p>
      <text:p text:style-name="P12"><text:span text:style-name="T13">[1] 42 40 62 37 62 33 40 38</text:span></text:p>
      <text:p text:style-name="P12"><text:span text:style-name="T13"/></text:p>
      <text:p text:style-name="P12"><text:span text:style-name="T13">$min.cluster.size</text:span></text:p>
      <text:p text:style-name="P12"><text:span text:style-name="T13">[1] 33</text:span></text:p>
      <text:p text:style-name="P12"><text:span text:style-name="T13"/></text:p>
      <text:p text:style-name="P12"><text:span text:style-name="T13">$noisen</text:span></text:p>
      <text:p text:style-name="P12"><text:span text:style-name="T13">[1] 0</text:span></text:p>
      <text:p text:style-name="P12"><text:span text:style-name="T13"/></text:p>
      <text:p text:style-name="P12"><text:span text:style-name="T13">$diameter</text:span></text:p>
      <text:p text:style-name="P12"><text:span text:style-name="T13">[1] 1.699370 1.350580 1.298879 1.623786 1.482825 1.598580 1.061552 1.535031</text:span></text:p>
      <text:p text:style-name="P12"><text:span text:style-name="T13"/></text:p>
      <text:p text:style-name="P12"><text:span text:style-name="T13">$average.distance</text:span></text:p>
      <text:p text:style-name="P12"><text:span text:style-name="T13">[1] 0.8383073 0.7854729 0.6746536 0.8524920 0.8322481 0.8969851 0.5872615</text:span></text:p>
      <text:p text:style-name="P12"><text:span text:style-name="T13">[8] 0.7894240</text:span></text:p>
      <text:p text:style-name="P12"><text:span text:style-name="T13"/></text:p>
      <text:p text:style-name="P12"><text:span text:style-name="T13">$median.distance</text:span></text:p>
      <text:p text:style-name="P12"><text:span text:style-name="T13">[1] 0.8174609 0.7828658 0.6620927 0.8572794 0.8310784 0.8698531 0.5837178</text:span></text:p>
      <text:p text:style-name="P12"><text:span text:style-name="T13">[8] 0.7797965</text:span></text:p>
      <text:p text:style-name="P12"><text:span text:style-name="T13"/></text:p>
      <text:p text:style-name="P12"><text:span text:style-name="T13">$separation</text:span></text:p>
      <text:p text:style-name="P12"><text:span text:style-name="T13">[1] 0.2315557 0.2926366 0.2510122 0.3136859 0.2315557 0.3765353 0.2510122</text:span></text:p>
      <text:p text:style-name="P12"><text:span text:style-name="T13">[8] 0.3651890</text:span></text:p>
      <text:p text:style-name="P12"><text:soft-page-break/><text:span text:style-name="T13"/></text:p>
      <text:p text:style-name="P12"><text:span text:style-name="T13">$average.toother</text:span></text:p>
      <text:p text:style-name="P12"><text:span text:style-name="T13">[1] 1.406588 1.158582 1.260372 1.213263 1.341712 1.283309 1.173327 1.439504</text:span></text:p>
      <text:p text:style-name="P12"><text:span text:style-name="T13"/></text:p>
      <text:p text:style-name="P12"><text:span text:style-name="T13">$separation.matrix</text:span></text:p>
      <text:p text:style-name="P12"><text:span text:style-name="T13"><text:s text:c="10"/>[,1] <text:s text:c="5"/>[,2] <text:s text:c="5"/>[,3] <text:s text:c="5"/>[,4] <text:s text:c="5"/>[,5] <text:s text:c="5"/>[,6] <text:s text:c="5"/>[,7]</text:span></text:p>
      <text:p text:style-name="P12"><text:span text:style-name="T13">[1,] 0.0000000 0.3812911 0.9046678 0.3817587 0.2315557 0.4889501 0.9419261</text:span></text:p>
      <text:p text:style-name="P12"><text:span text:style-name="T13">[2,] 0.3812911 0.0000000 0.3641203 0.4151401 0.2926366 0.4930148 0.5618016</text:span></text:p>
      <text:p text:style-name="P12"><text:span text:style-name="T13">[3,] 0.9046678 0.3641203 0.0000000 0.5906432 0.4060041 0.4141218 0.2510122</text:span></text:p>
      <text:p text:style-name="P12"><text:span text:style-name="T13">[4,] 0.3817587 0.4151401 0.5906432 0.0000000 0.4654488 0.3765353 0.3136859</text:span></text:p>
      <text:p text:style-name="P12"><text:span text:style-name="T13">[5,] 0.2315557 0.2926366 0.4060041 0.4654488 0.0000000 0.3937902 0.6393554</text:span></text:p>
      <text:p text:style-name="P12"><text:span text:style-name="T13">[6,] 0.4889501 0.4930148 0.4141218 0.3765353 0.3937902 0.0000000 0.4752988</text:span></text:p>
      <text:p text:style-name="P12"><text:span text:style-name="T13">[7,] 0.9419261 0.5618016 0.2510122 0.3136859 0.6393554 0.4752988 0.0000000</text:span></text:p>
      <text:p text:style-name="P12"><text:span text:style-name="T13">[8,] 1.0089308 0.6179366 0.5650820 0.4025911 1.0890120 0.6085873 0.3651890</text:span></text:p>
      <text:p text:style-name="P12"><text:span text:style-name="T13"><text:s text:c="10"/>[,8]</text:span></text:p>
      <text:p text:style-name="P12"><text:span text:style-name="T13">[1,] 1.0089308</text:span></text:p>
      <text:p text:style-name="P12"><text:span text:style-name="T13">[2,] 0.6179366</text:span></text:p>
      <text:p text:style-name="P12"><text:span text:style-name="T13">[3,] 0.5650820</text:span></text:p>
      <text:p text:style-name="P12"><text:span text:style-name="T13">[4,] 0.4025911</text:span></text:p>
      <text:p text:style-name="P12"><text:span text:style-name="T13">[5,] 1.0890120</text:span></text:p>
      <text:p text:style-name="P12"><text:span text:style-name="T13">[6,] 0.6085873</text:span></text:p>
      <text:p text:style-name="P12"><text:span text:style-name="T13">[7,] 0.3651890</text:span></text:p>
      <text:p text:style-name="P12"><text:span text:style-name="T13">[8,] 0.0000000</text:span></text:p>
      <text:p text:style-name="P12"><text:span text:style-name="T13"/></text:p>
      <text:p text:style-name="P12"><text:span text:style-name="T13">$ave.between.matrix</text:span></text:p>
      <text:p text:style-name="P12"><text:span text:style-name="T13"><text:s text:c="9"/>[,1] <text:s text:c="4"/>[,2] <text:s text:c="5"/>[,3] <text:s text:c="4"/>[,4] <text:s text:c="4"/>[,5] <text:s text:c="4"/>[,6] <text:s text:c="5"/>[,7] <text:s text:c="5"/>[,8]</text:span></text:p>
      <text:p text:style-name="P12"><text:span text:style-name="T13">[1,] 0.000000 1.182585 1.6225330 1.176487 1.173960 1.471982 1.5422783 1.6940248</text:span></text:p>
      <text:p text:style-name="P12"><text:span text:style-name="T13">[2,] 1.182585 0.000000 1.1658293 1.064368 1.176305 1.232666 1.0282107 1.2559422</text:span></text:p>
      <text:p text:style-name="P12"><text:span text:style-name="T13">[3,] 1.622533 1.165829 0.0000000 1.324789 1.205223 1.099399 0.9442933 1.4593702</text:span></text:p>
      <text:p text:style-name="P12"><text:span text:style-name="T13">[4,] 1.176487 1.064368 1.3247888 0.000000 1.307694 1.305573 1.0431799 1.1734780</text:span></text:p>
      <text:p text:style-name="P12"><text:span text:style-name="T13">[5,] 1.173960 1.176305 1.2052229 1.307694 0.000000 1.308226 1.4638491 1.8575662</text:span></text:p>
      <text:p text:style-name="P12"><text:span text:style-name="T13">[6,] 1.471982 1.232666 1.0993986 1.305573 1.308226 0.000000 1.2057430 1.4474624</text:span></text:p>
      <text:p text:style-name="P12"><text:span text:style-name="T13">[7,] 1.542278 1.028211 0.9442933 1.043180 1.463849 1.205743 0.0000000 0.9165415</text:span></text:p>
      <text:p text:style-name="P12"><text:span text:style-name="T13">[8,] 1.694025 1.255942 1.4593702 1.173478 1.857566 1.447462 0.9165415 0.0000000</text:span></text:p>
      <text:p text:style-name="P12"><text:span text:style-name="T13"/></text:p>
      <text:p text:style-name="P12"><text:span text:style-name="T13">$average.between</text:span></text:p>
      <text:p text:style-name="P12"><text:span text:style-name="T13">[1] 1.286652</text:span></text:p>
      <text:p text:style-name="P12"><text:span text:style-name="T13"/></text:p>
      <text:p text:style-name="P12"><text:span text:style-name="T13">$average.within</text:span></text:p>
      <text:p text:style-name="P12"><text:span text:style-name="T13">[1] 0.775952</text:span></text:p>
      <text:p text:style-name="P12"><text:span text:style-name="T13"/></text:p>
      <text:p text:style-name="P12"><text:span text:style-name="T13">$n.between</text:span></text:p>
      <text:p text:style-name="P12"><text:span text:style-name="T13">[1] 54381</text:span></text:p>
      <text:p text:style-name="P12"><text:span text:style-name="T13"/></text:p>
      <text:p text:style-name="P12"><text:span text:style-name="T13">$n.within</text:span></text:p>
      <text:p text:style-name="P12"><text:span text:style-name="T13">[1] 8100</text:span></text:p>
      <text:p text:style-name="P12"><text:span text:style-name="T13"/></text:p>
      <text:p text:style-name="P12"><text:span text:style-name="T13">$max.diameter</text:span></text:p>
      <text:p text:style-name="P12"><text:span text:style-name="T13">[1] 1.69937</text:span></text:p>
      <text:p text:style-name="P12"><text:soft-page-break/><text:span text:style-name="T13"/></text:p>
      <text:p text:style-name="P12"><text:span text:style-name="T13">$min.separation</text:span></text:p>
      <text:p text:style-name="P12"><text:span text:style-name="T13">[1] 0.2315557</text:span></text:p>
      <text:p text:style-name="P12"><text:span text:style-name="T13"/></text:p>
      <text:p text:style-name="P12"><text:span text:style-name="T13">$within.cluster.ss</text:span></text:p>
      <text:p text:style-name="P12"><text:span text:style-name="T13">[1] 113.6642</text:span></text:p>
      <text:p text:style-name="P12"><text:span text:style-name="T13"/></text:p>
      <text:p text:style-name="P12"><text:span text:style-name="T13">$clus.avg.silwidths</text:span></text:p>
      <text:p text:style-name="P12"><text:span text:style-name="T13"><text:s text:c="9"/>1 <text:s text:c="9"/>2 <text:s text:c="9"/>3 <text:s text:c="9"/>4 <text:s text:c="9"/>5 <text:s text:c="9"/>6 <text:s text:c="9"/>7 </text:span></text:p>
      <text:p text:style-name="P12"><text:span text:style-name="T13">0.21325642 0.16339920 0.23229707 0.09442693 0.19535304 0.11509445 0.26083845 </text:span></text:p>
      <text:p text:style-name="P12"><text:span text:style-name="T13"><text:s text:c="9"/>8 </text:span></text:p>
      <text:p text:style-name="P12"><text:span text:style-name="T13">0.12009406 </text:span></text:p>
      <text:p text:style-name="P12"><text:span text:style-name="T13"/></text:p>
      <text:p text:style-name="P12"><text:span text:style-name="T13">$avg.silwidth</text:span></text:p>
      <text:p text:style-name="P12"><text:span text:style-name="T13">[1] 0.1816273</text:span></text:p>
      <text:p text:style-name="P12"><text:span text:style-name="T13"/></text:p>
      <text:p text:style-name="P12"><text:span text:style-name="T13">$g2</text:span></text:p>
      <text:p text:style-name="P12"><text:span text:style-name="T13">NULL</text:span></text:p>
      <text:p text:style-name="P12"><text:span text:style-name="T13"/></text:p>
      <text:p text:style-name="P12"><text:span text:style-name="T13">$g3</text:span></text:p>
      <text:p text:style-name="P12"><text:span text:style-name="T13">NULL</text:span></text:p>
      <text:p text:style-name="P12"><text:span text:style-name="T13"/></text:p>
      <text:p text:style-name="P12"><text:span text:style-name="T13">$pearsongamma</text:span></text:p>
      <text:p text:style-name="P12"><text:span text:style-name="T13">[1] 0.4664028</text:span></text:p>
      <text:p text:style-name="P12"><text:span text:style-name="T13"/></text:p>
      <text:p text:style-name="P12"><text:span text:style-name="T13">$dunn</text:span></text:p>
      <text:p text:style-name="P12"><text:span text:style-name="T13">[1] 0.1362598</text:span></text:p>
      <text:p text:style-name="P12"><text:span text:style-name="T13"/></text:p>
      <text:p text:style-name="P12"><text:span text:style-name="T13">$dunn2</text:span></text:p>
      <text:p text:style-name="P12"><text:span text:style-name="T13">[1] 1.021802</text:span></text:p>
      <text:p text:style-name="P12"><text:span text:style-name="T13"/></text:p>
      <text:p text:style-name="P12"><text:span text:style-name="T13">$entropy</text:span></text:p>
      <text:p text:style-name="P12"><text:span text:style-name="T13">[1] 2.052703</text:span></text:p>
      <text:p text:style-name="P12"><text:span text:style-name="T13"/></text:p>
      <text:p text:style-name="P12"><text:span text:style-name="T13">$wb.ratio</text:span></text:p>
      <text:p text:style-name="P12"><text:span text:style-name="T13">[1] 0.6030784</text:span></text:p>
      <text:p text:style-name="P12"><text:span text:style-name="T13"/></text:p>
      <text:p text:style-name="P12"><text:span text:style-name="T13">$ch</text:span></text:p>
      <text:p text:style-name="P12"><text:span text:style-name="T13">[1] 75.37447</text:span></text:p>
      <text:p text:style-name="P12"><text:span text:style-name="T13"/></text:p>
      <text:p text:style-name="P12"><text:span text:style-name="T13">$cwidegap</text:span></text:p>
      <text:p text:style-name="P12"><text:span text:style-name="T13">[1] 0.9768826 0.6336439 0.4742167 0.7791950 0.6431321 1.0533877 0.5499563</text:span></text:p>
      <text:p text:style-name="P12"><text:span text:style-name="T13">[8] 0.9184030</text:span></text:p>
      <text:p text:style-name="P12"><text:span text:style-name="T13"/></text:p>
      <text:p text:style-name="P12"><text:span text:style-name="T13">$widestgap</text:span></text:p>
      <text:p text:style-name="P12"><text:span text:style-name="T13">[1] 1.053388</text:span></text:p>
      <text:p text:style-name="P12"><text:span text:style-name="T13"/></text:p>
      <text:p text:style-name="P12"><text:span text:style-name="T13">$sindex</text:span></text:p>
      <text:p text:style-name="P12"><text:span text:style-name="T13">[1] 0.323055</text:span></text:p>
      <text:p text:style-name="P12"><text:soft-page-break/><text:span text:style-name="T13"/></text:p>
      <text:p text:style-name="P12"><text:span text:style-name="T13">$corrected.rand</text:span></text:p>
      <text:p text:style-name="P12"><text:span text:style-name="T13">NULL</text:span></text:p>
      <text:p text:style-name="P12"><text:span text:style-name="T13"/></text:p>
      <text:p text:style-name="P12"><text:span text:style-name="T13">$vi</text:span></text:p>
      <text:p text:style-name="P12"><text:span text:style-name="T13">NULL</text:span></text:p>
      <text:p text:style-name="P12"><text:span text:style-name="T13"/></text:p>
      <text:p text:style-name="P12"><text:span text:style-name="T13"/></text:p>
      <text:p text:style-name="P12"><text:span text:style-name="T13">Rattle timestamp: 2022-02-05 12:32:26 michaelsurdek_snhu</text:span></text:p>
      <text:p text:style-name="P8"><text:span text:style-name="T13">======================================================================</text:span></text:p>
      <text:p text:style-name="P8"><text:span text:style-name="T13"><text:tab/>The $within.cluster.ss output is the total within cluster sum of squares that has already been discussed above. For 8 clusters it is 113.66. For 3 clusters it was 169.71 and for 10 clusters it was 104.72, clearly dropping as the number of clusters increases. The optimal number of clusters is where the value of within.cluster.ss has the largest decrease. Between 7 and 10 clusters, it drops from 119 to 113, to 109, to 105. All of these are similar decreases, so any of these numbers of clusters may be appropriate and they are all significant improvements over a smaller number of clusters such as 3.</text:span></text:p>
      <text:p text:style-name="P8"><text:span text:style-name="T13"/></text:p>
      <text:p text:style-name="P10"><text:span text:style-name="T13">References:</text:span></text:p>
      <text:p text:style-name="P10"><text:span text:style-name="T13"/></text:p>
      <text:p text:style-name="P8"><text:span text:style-name="T13">Williams, Graham. 2011. </text:span><text:span text:style-name="Emphasis"><text:span text:style-name="T18">Data Mining with Rattle and R : The Art of Excavating Data for Knowledge <text:tab/>Discovery.</text:span></text:span><text:span text:style-name="T13"> Springer New York.</text:span><text:span text:style-name="Emphasis"><text:span text:style-name="T18"> </text:span></text:span><text:span text:style-name="T13">Retrieved from http://ebookcentral.proquest.com/lib/snhu-<text:tab/>ebooks/detail.action?docID=770229</text:span></text:p>
      <text:p text:style-name="P8"><text:span text:style-name="T13"/></text:p>
      <text:p text:style-name="P9"><text:span text:style-name="T13">Y</text:span><text:span text:style-name="T14">unus, Abdul. 2019. </text:span><text:span text:style-name="T19">K Means Clustering Using R</text:span><text:span text:style-name="T7">. </text:span><text:span text:style-name="T14">RPubs by RStudio. Retreived from <text:tab/>https://rpubs.com/abdul_yunus/Kmeans_Cluster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05T12:42:18.573017576</dc:date>
    <meta:editing-duration>PT22H12M19S</meta:editing-duration>
    <meta:editing-cycles>22</meta:editing-cycles>
    <meta:generator>LibreOffice/6.4.7.2$Linux_X86_64 LibreOffice_project/40$Build-2</meta:generator>
    <meta:document-statistic meta:table-count="0" meta:image-count="0" meta:object-count="0" meta:page-count="9" meta:paragraph-count="243" meta:word-count="1605" meta:character-count="13426" meta:non-whitespace-character-count="10991"/>
  </office:meta>
</office:document-meta>
</file>